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anonymous_element_27"/><text:span text:style-name="T1">lunes 5 de marzo</text:span> </text:h>
      <text:p text:style-name="Text_20_body">Tendremos una prueba de escritura sobre esta obra. Tendras que comparar personajes, comparar estrategias literarias integradas en la obra y presentar tu interpretación de la obra teatra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9:39:06.509147000</meta:creation-date>
    <dc:date>2018-03-03T19:39:47.903476000</dc:date>
    <meta:editing-duration>PT46S</meta:editing-duration>
    <meta:editing-cycles>1</meta:editing-cycles>
    <meta:document-statistic meta:table-count="0" meta:image-count="0" meta:object-count="0" meta:page-count="1" meta:paragraph-count="2" meta:word-count="31" meta:character-count="204" meta:non-whitespace-character-count="174"/>
    <meta:generator>LibreOffice/5.2.5.1$MacOSX_X86_64 LibreOffice_project/0312e1a284a7d50ca85a365c316c7abbf20a4d22</meta:generator>
  </office:meta>
</office:document-meta>
</file>